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hamp FCK</text:p>
      <text:list text:style-name="podNumberedList">
        <text:list-item>
          <text:p text:style-name="podNumberItem">    aaaa
    </text:p>
        </text:list-item>
        <text:list-item>
          <text:list text:style-name="podNumberedList">
            <text:list-item>
              <text:p text:style-name="podNumberItem">        Azerty</text:p>
            </text:list-item>
            <text:list-item>
              <text:p text:style-name="podNumberItem">        aaaa</text:p>
            </text:list-item>
          </text:list>
        </text:list-item>
        <text:list-item/>
        <text:list-item>
          <text:p text:style-name="podNumberItem">    
    
    edzfrgh</text:p>
        </text:list-item>
        <text:list-item>
          <text:p text:style-name="podNumberItem">    Kupu</text:p>
        </text:list-item>
      </text:list>
      <table:table table:style-name="podTable">
        <table:table-column/>
        <table:table-column/>
        <table:table-row>
          <table:table-cell table:style-name="podCell">
            <text:p>    
        
            a</text:p>
          </table:table-cell>
          <table:table-cell table:style-name="podCell">
            <text:p>            b</text:p>
          </table:table-cell>
        </table:table-row>
        <table:table-row>
          <table:table-cell table:style-name="podCell">
            <text:p>        
        
            x</text:p>
          </table:table-cell>
          <table:table-cell table:style-name="podCell">
            <text:p>            vvv</text:p>
          </table:table-cell>
        </table:table-row>
        <table:table-row>
          <table:table-cell table:style-name="podCell">
            <text:p>        
        
            bbb</text:p>
          </table:table-cell>
          <table:table-cell table:style-name="podCell">
            <text:p>            vvvvv</text:p>
          </table:table-cell>
        </table:table-row>
      </table:table>
      <text:p/>
      <text:p>        
    

 
hghdghghgh</text:p>
      <text:list text:style-name="podBulletedList">
        <text:list-item>
          <text:p text:style-name="podBulletItem">    aaa</text:p>
        </text:list-item>
        <text:list-item/>
        <text:list-item>
          <text:p text:style-name="podBulletItem">     
    bvbb</text:p>
        </text:list-item>
      </text:list>
      <text:list text:style-name="podNumberedList">
        <text:list-item>
          <text:p text:style-name="podNumberItem">    regrg</text:p>
        </text:list-item>
        <text:list-item/>
      </text:list>
      <text:p>     

vghriqghrghgfd  hgkll hgjkf lghjfkd slhgjfd klhgjfds klghjfds s&amp;é@èù 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</text:p>
      <text:p/>
      <text:p> 
vghriqghrghgfd  hgkll hgjkf lghjfkd slhgjfd klhgjfds klghjfds s&amp;é@èù 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